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16mm" svg:y="184.84mm">
            <draw:object draw:notify-on-update-of-ranges="Sheet1.A45:Sheet1.A45 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</table:table-row>
        <table:table-row table:style-name="ro1" table:number-rows-repeated="2">
          <table:table-cell table:style-name="ce1"/>
          <table:table-cell table:style-name="ce2"/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Lax_Friedrich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00-00-00</text:date>, <text:time style:data-style-name="N2" text:time-value="14:19:32.225546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09-16T14:25:26.811319067</dc:date>
    <meta:editing-duration>PT1H12S</meta:editing-duration>
    <meta:editing-cycles>32</meta:editing-cycles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5:Sheet1.B51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